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ira Code" svg:font-family="'Fira Code'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Table1" style:family="table">
      <style:table-properties style:width="2.5701in" table:align="center"/>
    </style:style>
    <style:style style:name="Table1.A" style:family="table-column">
      <style:table-column-properties style:column-width="0.6417in"/>
    </style:style>
    <style:style style:name="Table1.B" style:family="table-column">
      <style:table-column-properties style:column-width="0.6424in"/>
    </style:style>
    <style:style style:name="Table1.D" style:family="table-column">
      <style:table-column-properties style:column-width="0.643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2.5701in" table:align="center"/>
    </style:style>
    <style:style style:name="Table2.A" style:family="table-column">
      <style:table-column-properties style:column-width="0.6417in"/>
    </style:style>
    <style:style style:name="Table2.B" style:family="table-column">
      <style:table-column-properties style:column-width="0.6424in"/>
    </style:style>
    <style:style style:name="Table2.D" style:family="table-column">
      <style:table-column-properties style:column-width="0.643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2.5701in" table:align="center"/>
    </style:style>
    <style:style style:name="Table3.A" style:family="table-column">
      <style:table-column-properties style:column-width="0.6417in"/>
    </style:style>
    <style:style style:name="Table3.B" style:family="table-column">
      <style:table-column-properties style:column-width="0.6424in"/>
    </style:style>
    <style:style style:name="Table3.D" style:family="table-column">
      <style:table-column-properties style:column-width="0.6438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2.5701in" table:align="center"/>
    </style:style>
    <style:style style:name="Table4.A" style:family="table-column">
      <style:table-column-properties style:column-width="0.6417in"/>
    </style:style>
    <style:style style:name="Table4.B" style:family="table-column">
      <style:table-column-properties style:column-width="0.6424in"/>
    </style:style>
    <style:style style:name="Table4.D" style:family="table-column">
      <style:table-column-properties style:column-width="0.6438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2.5701in" table:align="center"/>
    </style:style>
    <style:style style:name="Table5.A" style:family="table-column">
      <style:table-column-properties style:column-width="0.6417in"/>
    </style:style>
    <style:style style:name="Table5.B" style:family="table-column">
      <style:table-column-properties style:column-width="0.6424in"/>
    </style:style>
    <style:style style:name="Table5.D" style:family="table-column">
      <style:table-column-properties style:column-width="0.6438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3.45in" table:align="center"/>
    </style:style>
    <style:style style:name="Table6.A" style:family="table-column">
      <style:table-column-properties style:column-width="0.6896in"/>
    </style:style>
    <style:style style:name="Table6.C" style:family="table-column">
      <style:table-column-properties style:column-width="0.6903in"/>
    </style:style>
    <style:style style:name="Table6.E" style:family="table-column">
      <style:table-column-properties style:column-width="0.691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E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left"/>
    </style:style>
    <style:style style:name="Table7.A" style:family="table-column">
      <style:table-column-properties style:column-width="0.7299in"/>
    </style:style>
    <style:style style:name="Table7.B" style:family="table-column">
      <style:table-column-properties style:column-width="0.9465in"/>
    </style:style>
    <style:style style:name="Table7.C" style:family="table-column">
      <style:table-column-properties style:column-width="0.9479in"/>
    </style:style>
    <style:style style:name="Table7.D" style:family="table-column">
      <style:table-column-properties style:column-width="0.6688in"/>
    </style:style>
    <style:style style:name="Table7.E" style:family="table-column">
      <style:table-column-properties style:column-width="0.5563in"/>
    </style:style>
    <style:style style:name="Table7.F" style:family="table-column">
      <style:table-column-properties style:column-width="0.2951in"/>
    </style:style>
    <style:style style:name="Table7.H" style:family="table-column">
      <style:table-column-properties style:column-width="0.5424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G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1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1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1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1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1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1" fo:language="uk" fo:country="UA" officeooo:paragraph-rsid="000d8d09" style:font-name-asian="Times New Roman2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1" fo:language="uk" fo:country="UA" officeooo:paragraph-rsid="000d8d09" style:font-name-asian="Times New Roman2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1" fo:language="uk" fo:country="UA" officeooo:paragraph-rsid="000d8d09" style:font-name-asian="Times New Roman2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1" fo:language="uk" fo:country="UA" officeooo:paragraph-rsid="000d8d09" style:font-name-asian="Times New Roman2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1" fo:language="uk" fo:country="UA" officeooo:paragraph-rsid="000d8d09" style:font-name-asian="Times New Roman2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1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1" fo:language="uk" fo:country="UA" fo:font-weight="bold" officeooo:rsid="004be408" officeooo:paragraph-rsid="00219654" style:font-name-asian="Times New Roman2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1" fo:font-size="12pt" officeooo:paragraph-rsid="000d8d0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1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0147299" officeooo:paragraph-rsid="01188482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1" officeooo:paragraph-rsid="000d8d09"/>
    </style:style>
    <style:style style:name="P18" style:family="paragraph" style:parent-style-name="Standard">
      <style:paragraph-properties fo:text-align="center" style:justify-single-word="false" fo:hyphenation-ladder-count="no-limit"/>
      <style:text-properties style:font-name="Times New Roman1" fo:font-size="14pt" fo:language="uk" fo:country="UA" fo:font-weight="bold" officeooo:rsid="00147299" officeooo:paragraph-rsid="01188482" fo:background-color="#ffffff" style:font-name-asian="Calibri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1" fo:font-size="12pt" fo:language="uk" fo:country="UA" fo:font-weight="bold" officeooo:paragraph-rsid="000d8d09" style:font-name-asian="Times New Roman2" style:font-size-asian="12pt" style:font-weight-asian="bold" style:font-size-complex="12pt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1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1" fo:language="uk" fo:country="UA" officeooo:paragraph-rsid="000d8d09" style:font-name-asian="Times New Roman2" style:font-size-complex="14pt"/>
    </style:style>
    <style:style style:name="P22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0147299" officeooo:paragraph-rsid="00e62a03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165d778" officeooo:paragraph-rsid="0165d778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65d778" officeooo:paragraph-rsid="0165d778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17ca5c5" officeooo:paragraph-rsid="017ca5c5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17ca5c5" officeooo:paragraph-rsid="01bf1da2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17ca5c5" officeooo:paragraph-rsid="01c92af0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Times New Roman1" fo:font-size="12pt" fo:language="uk" fo:country="UA" fo:font-weight="bold" officeooo:rsid="00147299" officeooo:paragraph-rsid="0114dfc9" fo:background-color="#ffffff" style:font-name-asian="Calibri" style:font-size-asian="10.5pt" style:font-weight-asian="bold" style:font-name-complex="Times New Roman2" style:font-size-complex="12pt" style:font-weight-complex="bold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text-align="start" style:justify-single-word="false" fo:hyphenation-ladder-count="no-limit"/>
      <style:text-properties style:font-name="Times New Roman1" fo:font-size="12pt" fo:language="uk" fo:country="UA" fo:font-style="italic" fo:font-weight="normal" officeooo:rsid="017ca5c5" officeooo:paragraph-rsid="01c4eabe" fo:background-color="#ffffff" style:font-name-asian="Calibri" style:font-size-asian="12pt" style:font-style-asian="italic" style:font-weight-asian="normal" style:font-name-complex="Times New Roman2" style:font-size-complex="12pt" style:font-style-complex="italic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text-align="start" style:justify-single-word="false" fo:hyphenation-ladder-count="no-limit"/>
      <style:text-properties style:font-name="Times New Roman1" fo:font-size="12pt" fo:language="uk" fo:country="UA" fo:font-style="italic" fo:font-weight="normal" officeooo:rsid="017ca5c5" officeooo:paragraph-rsid="01cea73b" fo:background-color="#ffffff" style:font-name-asian="Calibri" style:font-size-asian="12pt" style:font-style-asian="italic" style:font-weight-asian="normal" style:font-name-complex="Times New Roman2" style:font-size-complex="12pt" style:font-style-complex="italic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text-align="end" style:justify-single-word="false"/>
      <style:text-properties style:font-name="Times New Roman1" fo:font-size="12pt" officeooo:paragraph-rsid="019bcaa3" style:font-name-asian="Calibri" style:font-size-asian="12pt" style:font-name-complex="Times New Roman2" style:font-size-complex="12pt"/>
    </style:style>
    <style:style style:name="P32" style:family="paragraph" style:parent-style-name="Standard">
      <style:paragraph-properties fo:text-align="center" style:justify-single-word="false" fo:hyphenation-ladder-count="no-limit"/>
      <style:text-properties style:font-name="Times New Roman1" fo:font-size="14pt" fo:language="uk" fo:country="UA" fo:font-weight="bold" officeooo:rsid="00147299" officeooo:paragraph-rsid="0112546d" fo:background-color="#ffffff" style:font-name-asian="Calibri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33" style:family="paragraph" style:parent-style-name="Standard">
      <style:paragraph-properties fo:text-align="center" style:justify-single-word="false" fo:hyphenation-ladder-count="no-limit" fo:break-before="page"/>
      <style:text-properties style:font-name="Times New Roman1" fo:font-size="14pt" fo:language="uk" fo:country="UA" fo:font-weight="bold" officeooo:rsid="00147299" officeooo:paragraph-rsid="0114dfc9" fo:background-color="#ffffff" style:font-name-asian="Calibri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text-align="start" style:justify-single-word="false" fo:hyphenation-ladder-count="no-limit"/>
      <style:text-properties officeooo:paragraph-rsid="0128d86b" fo:hyphenate="true" fo:hyphenation-remain-char-count="2" fo:hyphenation-push-char-count="2" loext:hyphenation-no-caps="false"/>
    </style:style>
    <style:style style:name="P35" style:family="paragraph" style:parent-style-name="Standard">
      <style:paragraph-properties fo:text-align="start" style:justify-single-word="false" fo:hyphenation-ladder-count="no-limit"/>
      <style:text-properties officeooo:paragraph-rsid="012f7ee9" fo:hyphenate="true" fo:hyphenation-remain-char-count="2" fo:hyphenation-push-char-count="2" loext:hyphenation-no-caps="false"/>
    </style:style>
    <style:style style:name="P36" style:family="paragraph" style:parent-style-name="Standard" style:list-style-name="L7">
      <style:paragraph-properties fo:text-align="start" style:justify-single-word="false" fo:hyphenation-ladder-count="no-limit"/>
      <style:text-properties officeooo:paragraph-rsid="0145b912" fo:hyphenate="true" fo:hyphenation-remain-char-count="2" fo:hyphenation-push-char-count="2" loext:hyphenation-no-caps="false"/>
    </style:style>
    <style:style style:name="P37" style:family="paragraph" style:parent-style-name="Standard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5b912" fo:hyphenate="true" fo:hyphenation-remain-char-count="2" fo:hyphenation-push-char-count="2" loext:hyphenation-no-caps="false"/>
    </style:style>
    <style:style style:name="P38" style:family="paragraph" style:parent-style-name="Standard" style:list-style-name="L6">
      <style:paragraph-properties fo:text-align="start" style:justify-single-word="false" fo:hyphenation-ladder-count="no-limit"/>
      <style:text-properties officeooo:paragraph-rsid="0146d37a" fo:hyphenate="true" fo:hyphenation-remain-char-count="2" fo:hyphenation-push-char-count="2" loext:hyphenation-no-caps="false"/>
    </style:style>
    <style:style style:name="P39" style:family="paragraph" style:parent-style-name="Standard" style:list-style-name="L6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6d37a" fo:hyphenate="true" fo:hyphenation-remain-char-count="2" fo:hyphenation-push-char-count="2" loext:hyphenation-no-caps="false"/>
    </style:style>
    <style:style style:name="P40" style:family="paragraph" style:parent-style-name="Standard" style:list-style-name="L6">
      <style:paragraph-properties fo:text-align="start" style:justify-single-word="false" fo:hyphenation-ladder-count="no-limit"/>
      <style:text-properties officeooo:paragraph-rsid="014d197b" fo:hyphenate="true" fo:hyphenation-remain-char-count="2" fo:hyphenation-push-char-count="2" loext:hyphenation-no-caps="false"/>
    </style:style>
    <style:style style:name="P41" style:family="paragraph" style:parent-style-name="Standard" style:list-style-name="L6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d197b" fo:hyphenate="true" fo:hyphenation-remain-char-count="2" fo:hyphenation-push-char-count="2" loext:hyphenation-no-caps="false"/>
    </style:style>
    <style:style style:name="P42" style:family="paragraph" style:parent-style-name="Standard" style:list-style-name="L6">
      <style:paragraph-properties fo:text-align="start" style:justify-single-word="false" fo:hyphenation-ladder-count="no-limit"/>
      <style:text-properties officeooo:paragraph-rsid="014f1e0b" fo:hyphenate="true" fo:hyphenation-remain-char-count="2" fo:hyphenation-push-char-count="2" loext:hyphenation-no-caps="false"/>
    </style:style>
    <style:style style:name="P43" style:family="paragraph" style:parent-style-name="Standard" style:list-style-name="L6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f1e0b" fo:hyphenate="true" fo:hyphenation-remain-char-count="2" fo:hyphenation-push-char-count="2" loext:hyphenation-no-caps="false"/>
    </style:style>
    <style:style style:name="P44" style:family="paragraph" style:parent-style-name="Standard" style:list-style-name="L2">
      <style:paragraph-properties fo:text-align="start" style:justify-single-word="false" fo:hyphenation-ladder-count="no-limit"/>
      <style:text-properties officeooo:rsid="0128d86b" officeooo:paragraph-rsid="0128d86b" fo:hyphenate="true" fo:hyphenation-remain-char-count="2" fo:hyphenation-push-char-count="2" loext:hyphenation-no-caps="false"/>
    </style:style>
    <style:style style:name="P45" style:family="paragraph" style:parent-style-name="Standard" style:list-style-name="L2">
      <style:paragraph-properties fo:text-align="start" style:justify-single-word="false" fo:hyphenation-ladder-count="no-limit"/>
      <style:text-properties officeooo:rsid="0128d86b" officeooo:paragraph-rsid="012b422c" fo:hyphenate="true" fo:hyphenation-remain-char-count="2" fo:hyphenation-push-char-count="2" loext:hyphenation-no-caps="false"/>
    </style:style>
    <style:style style:name="P46" style:family="paragraph" style:parent-style-name="Standard" style:list-style-name="L2">
      <style:paragraph-properties fo:text-align="start" style:justify-single-word="false" fo:hyphenation-ladder-count="no-limit"/>
      <style:text-properties officeooo:rsid="0128d86b" officeooo:paragraph-rsid="012cea2e" fo:hyphenate="true" fo:hyphenation-remain-char-count="2" fo:hyphenation-push-char-count="2" loext:hyphenation-no-caps="false"/>
    </style:style>
    <style:style style:name="P47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Times New Roman1" fo:font-size="12pt" officeooo:rsid="012b4dca" officeooo:paragraph-rsid="012b4dca" style:font-size-asian="12pt" style:font-size-complex="12pt" fo:hyphenate="true" fo:hyphenation-remain-char-count="2" fo:hyphenation-push-char-count="2" loext:hyphenation-no-caps="false"/>
    </style:style>
    <style:style style:name="P48" style:family="paragraph" style:parent-style-name="Standard" style:list-style-name="L3">
      <style:paragraph-properties fo:text-align="start" style:justify-single-word="false" fo:hyphenation-ladder-count="no-limit"/>
      <style:text-properties fo:color="#000000" loext:opacity="100%" style:font-name="Times New Roman1" fo:font-size="12pt" officeooo:rsid="012b4dca" officeooo:paragraph-rsid="012b4dca" style:font-size-asian="12pt" style:font-size-complex="12pt" fo:hyphenate="true" fo:hyphenation-remain-char-count="2" fo:hyphenation-push-char-count="2" loext:hyphenation-no-caps="false"/>
    </style:style>
    <style:style style:name="P49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Times New Roman1" fo:font-size="12pt" officeooo:rsid="012b4dca" officeooo:paragraph-rsid="012cea2e" style:font-size-asian="12pt" style:font-size-complex="12pt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1" fo:font-size="12pt" officeooo:rsid="0135ca65" officeooo:paragraph-rsid="0135ca65" style:font-size-asian="12pt" style:font-size-complex="12pt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1" fo:font-size="12pt" officeooo:rsid="0135ca65" officeooo:paragraph-rsid="0142a20b" style:font-size-asian="12pt" style:font-size-complex="12pt" fo:hyphenate="tru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 fo:hyphenation-ladder-count="no-limit"/>
      <style:text-properties fo:color="#000000" loext:opacity="100%" style:font-name="Times New Roman1" fo:font-size="14pt" fo:language="uk" fo:country="UA" fo:font-weight="bold" officeooo:rsid="0142a20b" officeooo:paragraph-rsid="0142a20b" fo:background-color="#ffffff" style:font-name-asian="Calibri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53" style:family="paragraph" style:parent-style-name="Standard" style:master-page-name="">
      <loext:graphic-properties draw:fill="none"/>
      <style:paragraph-properties fo:margin-left="0in" fo:margin-right="0in" fo:text-align="start" style:justify-single-word="false" fo:hyphenation-ladder-count="no-limit" fo:text-indent="0in" style:auto-text-indent="false" style:page-number="auto" fo:background-color="transparent"/>
      <style:text-properties fo:color="#000000" loext:opacity="100%" style:font-name="Times New Roman1" fo:font-size="12pt" fo:language="uk" fo:country="UA" fo:font-weight="normal" officeooo:rsid="0142a20b" officeooo:paragraph-rsid="0143b4f9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>
      <style:paragraph-properties fo:text-align="start" style:justify-single-word="false" fo:hyphenation-ladder-count="no-limit" fo:break-before="page"/>
      <style:text-properties fo:color="#000000" loext:opacity="100%" style:font-name="Times New Roman1" fo:font-size="12pt" fo:language="uk" fo:country="UA" fo:font-weight="normal" officeooo:rsid="0142a20b" officeooo:paragraph-rsid="01520d12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6">
      <style:paragraph-properties fo:text-align="start" style:justify-single-word="false" fo:hyphenation-ladder-count="no-limit" fo:break-before="page"/>
      <style:text-properties fo:color="#000000" loext:opacity="100%" style:font-name="Times New Roman1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3d1fd" officeooo:paragraph-rsid="0146d37a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3d1fd" officeooo:paragraph-rsid="014d197b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3d1fd" officeooo:paragraph-rsid="014f1e0b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 style:list-style-name="L7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6d37a" officeooo:paragraph-rsid="0146d37a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3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6d37a" officeooo:paragraph-rsid="014d197b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4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6d37a" officeooo:paragraph-rsid="014f1e0b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5" style:family="paragraph" style:parent-style-name="Standard" style:list-style-name="L10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6d37a" officeooo:paragraph-rsid="0148e1f3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6" style:family="paragraph" style:parent-style-name="Standard" style:list-style-name="L10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a77c5" officeooo:paragraph-rsid="014a77c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7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a77c5" officeooo:paragraph-rsid="014d197b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8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ae6b7" officeooo:paragraph-rsid="014ae6b7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9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551131" officeooo:paragraph-rsid="01551131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0" style:family="paragraph" style:parent-style-name="Standard" style:list-style-name="L13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551131" officeooo:paragraph-rsid="01557ed0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1" style:family="paragraph" style:parent-style-name="Standard" style:list-style-name="L14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551131" officeooo:paragraph-rsid="0159bf5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2" style:family="paragraph" style:parent-style-name="Standard" style:list-style-name="L14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551131" officeooo:paragraph-rsid="015bef93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3" style:family="paragraph" style:parent-style-name="Standard" style:list-style-name="L13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57b2dd" officeooo:paragraph-rsid="0157b2dd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4" style:family="paragraph" style:parent-style-name="Standard" style:list-style-name="L14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57b2dd" officeooo:paragraph-rsid="0159bf5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5" style:family="paragraph" style:parent-style-name="Standard" style:list-style-name="L14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57b2dd" officeooo:paragraph-rsid="015db006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6" style:family="paragraph" style:parent-style-name="Standard" style:list-style-name="L14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5aa2f6" officeooo:paragraph-rsid="015aa2f6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7" style:family="paragraph" style:parent-style-name="Standard" style:list-style-name="L13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5eb810" officeooo:paragraph-rsid="015eb810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8" style:family="paragraph" style:parent-style-name="Standard" style:list-style-name="L14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60ce65" officeooo:paragraph-rsid="0160ce6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9" style:family="paragraph" style:parent-style-name="Standard" style:list-style-name="L14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613a3e" officeooo:paragraph-rsid="01613a3e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80" style:family="paragraph" style:parent-style-name="Standard" style:list-style-name="L14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63c855" officeooo:paragraph-rsid="0163c85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81" style:family="paragraph" style:parent-style-name="Standard" style:list-style-name="L14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652bfc" officeooo:paragraph-rsid="01652bfc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82" style:family="paragraph" style:parent-style-name="Standard" style:list-style-name="L7">
      <style:paragraph-properties fo:text-align="start" style:justify-single-word="false" fo:hyphenation-ladder-count="no-limit"/>
      <style:text-properties officeooo:rsid="0145b912" officeooo:paragraph-rsid="0145b912" fo:hyphenate="true" fo:hyphenation-remain-char-count="2" fo:hyphenation-push-char-count="2" loext:hyphenation-no-caps="false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1" fo:font-size="12pt" style:font-name-asian="Calibri" style:font-size-asian="10.5pt" style:font-name-complex="Times New Roman2" style:font-size-complex="12pt"/>
    </style:style>
    <style:style style:name="P84" style:family="paragraph" style:parent-style-name="Table_20_Contents" style:list-style-name="L13">
      <style:paragraph-properties fo:text-align="start" style:justify-single-word="false"/>
      <style:text-properties style:font-name="Times New Roman1" fo:font-size="12pt" officeooo:paragraph-rsid="0157b2dd" style:font-name-asian="Calibri" style:font-size-asian="10.5pt" style:font-name-complex="Times New Roman2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1" fo:font-size="12pt" officeooo:paragraph-rsid="0157b2dd" style:font-name-asian="Calibri" style:font-size-asian="10.5pt" style:font-name-complex="Times New Roman2" style:font-size-complex="12pt"/>
    </style:style>
    <style:style style:name="P86" style:family="paragraph" style:parent-style-name="Table_20_Contents" style:list-style-name="L14">
      <style:paragraph-properties fo:text-align="start" style:justify-single-word="false"/>
      <style:text-properties style:font-name="Times New Roman1" fo:font-size="12pt" officeooo:paragraph-rsid="0159bf55" style:font-name-asian="Calibri" style:font-size-asian="10.5pt" style:font-name-complex="Times New Roman2" style:font-size-complex="12pt"/>
    </style:style>
    <style:style style:name="P87" style:family="paragraph" style:parent-style-name="Table_20_Contents" style:list-style-name="L14">
      <style:paragraph-properties fo:text-align="start" style:justify-single-word="false"/>
      <style:text-properties style:font-name="Times New Roman1" fo:font-size="12pt" officeooo:paragraph-rsid="015aa2f6" style:font-name-asian="Calibri" style:font-size-asian="10.5pt" style:font-name-complex="Times New Roman2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1" fo:font-size="12pt" officeooo:paragraph-rsid="0159bf55" style:font-name-asian="Calibri" style:font-size-asian="10.5pt" style:font-name-complex="Times New Roman2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1" fo:font-size="12pt" officeooo:rsid="01557ed0" officeooo:paragraph-rsid="01557ed0" style:font-name-asian="Calibri" style:font-size-asian="10.5pt" style:font-name-complex="Times New Roman2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1" fo:font-size="12pt" officeooo:rsid="01557ed0" officeooo:paragraph-rsid="0157b2dd" style:font-name-asian="Calibri" style:font-size-asian="10.5pt" style:font-name-complex="Times New Roman2" style:font-size-complex="12pt"/>
    </style:style>
    <style:style style:name="P91" style:family="paragraph" style:parent-style-name="Table_20_Contents" style:list-style-name="L14">
      <style:paragraph-properties fo:text-align="center" style:justify-single-word="false"/>
      <style:text-properties style:font-name="Times New Roman1" fo:font-size="12pt" officeooo:rsid="01557ed0" officeooo:paragraph-rsid="015aa2f6" style:font-name-asian="Calibri" style:font-size-asian="10.5pt" style:font-name-complex="Times New Roman2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1" fo:font-size="12pt" officeooo:rsid="01557ed0" officeooo:paragraph-rsid="0159bf55" style:font-name-asian="Calibri" style:font-size-asian="10.5pt" style:font-name-complex="Times New Roman2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1" fo:font-size="12pt" officeooo:paragraph-rsid="0157b2dd" style:font-name-asian="Calibri" style:font-size-asian="10.5pt" style:font-name-complex="Times New Roman2" style:font-size-complex="12pt"/>
    </style:style>
    <style:style style:name="P94" style:family="paragraph" style:parent-style-name="Table_20_Contents" style:list-style-name="L14">
      <style:paragraph-properties fo:text-align="center" style:justify-single-word="false"/>
      <style:text-properties style:font-name="Times New Roman1" fo:font-size="12pt" officeooo:paragraph-rsid="0159bf55" style:font-name-asian="Calibri" style:font-size-asian="10.5pt" style:font-name-complex="Times New Roman2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1" fo:font-size="12pt" officeooo:rsid="015aa2f6" officeooo:paragraph-rsid="015aa2f6" style:font-name-asian="Calibri" style:font-size-asian="10.5pt" style:font-name-complex="Times New Roman2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n1" fo:font-size="12pt" style:font-name-asian="Calibri" style:font-size-asian="12pt" style:font-name-complex="Times New Roman2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1" fo:font-size="12pt" officeooo:paragraph-rsid="017defbc" style:font-name-asian="Calibri" style:font-size-asian="12pt" style:font-name-complex="Times New Roman2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1" fo:font-size="12pt" officeooo:paragraph-rsid="019bcaa3" style:font-name-asian="Calibri" style:font-size-asian="12pt" style:font-name-complex="Times New Roman2" style:font-size-complex="12pt"/>
    </style:style>
    <style:style style:name="P99" style:family="paragraph" style:parent-style-name="Table_20_Contents">
      <style:paragraph-properties fo:text-align="end" style:justify-single-word="false"/>
      <style:text-properties style:font-name="Times New Roman1" fo:font-size="12pt" style:font-name-asian="Calibri" style:font-size-asian="12pt" style:font-name-complex="Times New Roman2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n1" fo:font-size="12pt" officeooo:rsid="01669918" officeooo:paragraph-rsid="01669918" style:font-name-asian="Calibri" style:font-size-asian="12pt" style:font-name-complex="Times New Roman2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n1" fo:font-size="12pt" officeooo:rsid="017183dc" officeooo:paragraph-rsid="01839806" style:font-name-asian="Calibri" style:font-size-asian="12pt" style:font-name-complex="Times New Roman2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1" fo:font-size="12pt" officeooo:rsid="017183dc" officeooo:paragraph-rsid="01939909" style:font-name-asian="Calibri" style:font-size-asian="12pt" style:font-name-complex="Times New Roman2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1" fo:font-size="12pt" officeooo:rsid="01788b0a" officeooo:paragraph-rsid="01788b0a" style:font-name-asian="Calibri" style:font-size-asian="12pt" style:font-name-complex="Times New Roman2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1" fo:font-size="12pt" officeooo:rsid="018b4a23" officeooo:paragraph-rsid="018b4a23" style:font-name-asian="Calibri" style:font-size-asian="12pt" style:font-name-complex="Times New Roman2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n1" fo:font-size="12pt" officeooo:rsid="01b55874" officeooo:paragraph-rsid="01b55874" style:font-name-asian="Calibri" style:font-size-asian="12pt" style:font-name-complex="Times New Roman2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n1" fo:font-size="12pt" officeooo:rsid="01b55874" officeooo:paragraph-rsid="01bcfb40" style:font-name-asian="Calibri" style:font-size-asian="12pt" style:font-name-complex="Times New Roman2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1" fo:font-size="12pt" officeooo:rsid="01b55874" officeooo:paragraph-rsid="01c06dc4" style:font-name-asian="Calibri" style:font-size-asian="12pt" style:font-name-complex="Times New Roman2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1" fo:font-size="12pt" officeooo:rsid="01b55874" officeooo:paragraph-rsid="01cff0bd" style:font-name-asian="Calibri" style:font-size-asian="12pt" style:font-name-complex="Times New Roman2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1" fo:font-size="12pt" officeooo:rsid="01b55874" officeooo:paragraph-rsid="01d14acd" style:font-name-asian="Calibri" style:font-size-asian="12pt" style:font-name-complex="Times New Roman2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1" fo:font-size="12pt" officeooo:rsid="01b55874" officeooo:paragraph-rsid="01d1f607" style:font-name-asian="Calibri" style:font-size-asian="12pt" style:font-name-complex="Times New Roman2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1" fo:font-size="12pt" officeooo:rsid="01b55874" officeooo:paragraph-rsid="01d2f92a" style:font-name-asian="Calibri" style:font-size-asian="12pt" style:font-name-complex="Times New Roman2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1" fo:font-size="12pt" fo:font-style="italic" officeooo:rsid="017183dc" officeooo:paragraph-rsid="01839806" style:font-name-asian="Calibri" style:font-size-asian="12pt" style:font-style-asian="italic" style:font-name-complex="Times New Roman2" style:font-size-complex="12pt" style:font-style-complex="italic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1" fo:font-size="12pt" fo:font-style="italic" officeooo:rsid="017183dc" officeooo:paragraph-rsid="01beabe8" style:font-name-asian="Calibri" style:font-size-asian="12pt" style:font-style-asian="italic" style:font-name-complex="Times New Roman2" style:font-size-complex="12pt" style:font-style-complex="italic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1" fo:font-size="12pt" fo:font-style="normal" officeooo:rsid="01939909" officeooo:paragraph-rsid="01939909" style:font-name-asian="Calibri" style:font-size-asian="12pt" style:font-style-asian="normal" style:font-name-complex="Times New Roman2" style:font-size-complex="12pt" style:font-style-complex="normal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1" fo:font-size="12pt" fo:font-style="normal" officeooo:rsid="017183dc" officeooo:paragraph-rsid="017afe1f" style:font-name-asian="Calibri" style:font-size-asian="12pt" style:font-style-asian="normal" style:font-name-complex="Times New Roman2" style:font-size-complex="12pt" style:font-style-complex="normal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n1" fo:font-size="12pt" fo:font-style="normal" officeooo:rsid="0186a19b" officeooo:paragraph-rsid="01788b0a" style:font-name-asian="Calibri" style:font-size-asian="12pt" style:font-style-asian="normal" style:font-name-complex="Times New Roman2" style:font-size-complex="12pt" style:font-style-complex="normal"/>
    </style:style>
    <style:style style:name="P117" style:family="paragraph" style:parent-style-name="Table_20_Contents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19e64d5" officeooo:paragraph-rsid="019f1cd6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18" style:family="paragraph" style:parent-style-name="Table_20_Contents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1a37de6" officeooo:paragraph-rsid="01b72b7b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19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b1edb9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20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b2e939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21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b49383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22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b84c63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23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bb86dc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24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bff071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25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d329a2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26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d338c0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27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d6f7de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28" style:family="paragraph" style:parent-style-name="Table_20_Contents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1b67dc7" officeooo:paragraph-rsid="01b72b7b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2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2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2" style:font-weight-complex="normal"/>
    </style:style>
    <style:style style:name="T7" style:family="text">
      <style:text-properties fo:language="uk" fo:country="UA" fo:font-weight="normal" officeooo:rsid="01213706" fo:background-color="transparent" loext:char-shading-value="0" style:font-name-asian="Calibri" style:font-weight-asian="normal" style:font-name-complex="Times New Roman2" style:font-weight-complex="normal"/>
    </style:style>
    <style:style style:name="T8" style:family="text">
      <style:text-properties fo:language="uk" fo:country="UA" fo:font-weight="normal" fo:background-color="transparent" loext:char-shading-value="0" style:font-name-asian="Calibri" style:font-weight-asian="normal" style:font-name-complex="Times New Roman2" style:font-weight-complex="normal"/>
    </style:style>
    <style:style style:name="T9" style:family="text">
      <style:text-properties fo:language="uk" fo:country="UA" fo:background-color="#ffffff" loext:char-shading-value="0" style:font-name-asian="Calibri" style:font-name-complex="Times New Roman2"/>
    </style:style>
    <style:style style:name="T10" style:family="text">
      <style:text-properties fo:font-weight="bold" style:font-name-asian="Times New Roman2" style:font-weight-asian="bold" style:font-size-complex="14pt"/>
    </style:style>
    <style:style style:name="T11" style:family="text">
      <style:text-properties fo:font-weight="bold" officeooo:rsid="009ca7d2" style:font-name-asian="Times New Roman2" style:font-weight-asian="bold" style:font-size-complex="14pt"/>
    </style:style>
    <style:style style:name="T12" style:family="text">
      <style:text-properties fo:font-weight="bold" officeooo:rsid="01213706" style:font-weight-asian="bold" style:font-weight-complex="bold"/>
    </style:style>
    <style:style style:name="T13" style:family="text">
      <style:text-properties fo:font-weight="bold" officeooo:rsid="0152e179" style:font-weight-asian="bold" style:font-weight-complex="bold"/>
    </style:style>
    <style:style style:name="T14" style:family="text">
      <style:text-properties fo:text-transform="uppercase" fo:language="uk" fo:country="UA" fo:font-weight="bold" style:font-name-asian="Times New Roman2" style:font-weight-asian="bold" style:font-size-complex="14pt"/>
    </style:style>
    <style:style style:name="T15" style:family="text">
      <style:text-properties officeooo:rsid="0012bbd1"/>
    </style:style>
    <style:style style:name="T16" style:family="text">
      <style:text-properties style:font-name="Times New Roman1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2" style:font-size-complex="14pt" style:font-weight-complex="bold"/>
    </style:style>
    <style:style style:name="T17" style:family="text">
      <style:text-properties style:font-name="Times New Roman1" fo:font-size="12pt" fo:language="uk" fo:country="UA" fo:font-weight="bold" officeooo:rsid="01213706" fo:background-color="#ffffff" loext:char-shading-value="0" style:font-name-asian="Calibri" style:font-size-asian="10.5pt" style:font-weight-asian="bold" style:font-name-complex="Times New Roman2" style:font-size-complex="12pt" style:font-weight-complex="bold"/>
    </style:style>
    <style:style style:name="T18" style:family="text">
      <style:text-properties style:font-name="Times New Roman1" fo:font-size="12pt" fo:language="uk" fo:country="UA" fo:font-weight="bold" officeooo:rsid="012dc8e5" fo:background-color="#ffffff" loext:char-shading-value="0" style:font-name-asian="Calibri" style:font-size-asian="10.5pt" style:font-weight-asian="bold" style:font-name-complex="Times New Roman2" style:font-size-complex="12pt" style:font-weight-complex="bold"/>
    </style:style>
    <style:style style:name="T19" style:family="text">
      <style:text-properties style:font-name="Times New Roman1" fo:font-size="12pt" fo:language="uk" fo:country="UA" fo:font-weight="normal" officeooo:rsid="01213706" fo:background-color="#ffffff" loext:char-shading-value="0" style:font-name-asian="Calibri" style:font-size-asian="10.5pt" style:font-weight-asian="normal" style:font-name-complex="Times New Roman2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1172289"/>
    </style:style>
    <style:style style:name="T22" style:family="text">
      <style:text-properties officeooo:rsid="01213706"/>
    </style:style>
    <style:style style:name="T23" style:family="text">
      <style:text-properties fo:background-color="transparent" loext:char-shading-value="0"/>
    </style:style>
    <style:style style:name="T24" style:family="text"/>
    <style:style style:name="T25" style:family="text">
      <style:text-properties style:font-name="Times New Roman1" style:font-name-asian="Wingdings" style:font-name-complex="Wingdings"/>
    </style:style>
    <style:style style:name="T26" style:family="text">
      <style:text-properties style:font-name="Times New Roman1" officeooo:rsid="019f1cd6" style:font-name-asian="Wingdings" style:font-name-complex="Wingdings"/>
    </style:style>
    <style:style style:name="T27" style:family="text">
      <style:text-properties style:font-name="Times New Roman1" officeooo:rsid="01a37de6" style:font-name-asian="Wingdings" style:font-name-complex="Wingdings"/>
    </style:style>
    <style:style style:name="T28" style:family="text">
      <style:text-properties style:font-name="Times New Roman1" officeooo:rsid="01b67dc7" style:font-name-asian="Wingdings" style:font-name-complex="Wingdings"/>
    </style:style>
    <style:style style:name="T29" style:family="text">
      <style:text-properties style:font-name="Times New Roman1" officeooo:rsid="01d0ae28" style:font-name-asian="Wingdings" style:font-name-complex="Wingdings"/>
    </style:style>
    <style:style style:name="T30" style:family="text">
      <style:text-properties fo:color="#000000" loext:opacity="100%" style:font-name="Times New Roman1" fo:font-size="12pt" fo:language="uk" fo:country="UA" fo:font-weight="normal" officeooo:rsid="01213706" fo:background-color="transparent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31" style:family="text">
      <style:text-properties fo:color="#000000" loext:opacity="100%" style:font-name="Times New Roman1" fo:font-size="12pt" fo:language="uk" fo:country="UA" fo:font-weight="normal" officeooo:rsid="0128d86b" fo:background-color="transparent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32" style:family="text">
      <style:text-properties fo:color="#000000" loext:opacity="100%" style:font-name="Times New Roman1" fo:font-size="12pt" fo:language="uk" fo:country="UA" fo:font-weight="normal" fo:background-color="transparent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33" style:family="text">
      <style:text-properties fo:color="#000000" loext:opacity="100%" style:font-name="Times New Roman1" fo:font-size="12pt" fo:language="uk" fo:country="UA" fo:font-weight="normal" officeooo:rsid="012b422c" fo:background-color="transparent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34" style:family="text">
      <style:text-properties fo:color="#000000" loext:opacity="100%" style:font-name="Times New Roman1" fo:font-size="12pt" fo:language="uk" fo:country="UA" fo:font-weight="normal" officeooo:rsid="0131a17e" fo:background-color="transparent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35" style:family="text">
      <style:text-properties fo:color="#000000" loext:opacity="100%" style:font-name="Times New Roman1" fo:font-size="12pt" fo:language="uk" fo:country="UA" fo:font-weight="normal" officeooo:rsid="01322a0e" fo:background-color="transparent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36" style:family="text">
      <style:text-properties fo:color="#000000" loext:opacity="100%" style:font-name="Times New Roman1" fo:font-size="12pt" fo:language="uk" fo:country="UA" fo:font-weight="normal" officeooo:rsid="01345477" fo:background-color="transparent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37" style:family="text">
      <style:text-properties fo:color="#000000" loext:opacity="100%" style:font-name="Times New Roman1" fo:font-size="12pt" fo:language="uk" fo:country="UA" fo:font-weight="normal" officeooo:rsid="012b4dca" fo:background-color="transparent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38" style:family="text">
      <style:text-properties fo:color="#000000" loext:opacity="100%" style:font-name="Times New Roman1" fo:font-size="12pt" officeooo:rsid="0135ca65" style:font-size-asian="12pt" style:font-size-complex="12pt"/>
    </style:style>
    <style:style style:name="T39" style:family="text">
      <style:text-properties fo:color="#000000" loext:opacity="100%" style:font-name="Times New Roman1" fo:font-size="12pt" fo:language="uk" fo:country="UA" fo:font-weight="normal" fo:background-color="#ffffff" loext:char-shading-value="0" style:font-name-asian="Calibri" style:font-size-asian="10.5pt" style:font-weight-asian="normal" style:font-name-complex="Times New Roman2" style:font-size-complex="12pt" style:font-weight-complex="normal"/>
    </style:style>
    <style:style style:name="T40" style:family="text">
      <style:text-properties fo:color="#000000" loext:opacity="100%" style:font-name="Times New Roman1" fo:font-size="12pt" fo:language="uk" fo:country="UA" fo:font-weight="normal" officeooo:rsid="0143d1fd" fo:background-color="#ffffff" loext:char-shading-value="0" style:font-name-asian="Calibri" style:font-size-asian="10.5pt" style:font-weight-asian="normal" style:font-name-complex="Times New Roman2" style:font-size-complex="12pt" style:font-weight-complex="normal"/>
    </style:style>
    <style:style style:name="T41" style:family="text">
      <style:text-properties fo:color="#000000" loext:opacity="100%" style:font-name="Times New Roman1" fo:font-size="12pt" fo:language="uk" fo:country="UA" fo:font-weight="normal" officeooo:rsid="0146d37a" fo:background-color="#ffffff" loext:char-shading-value="0" style:font-name-asian="Calibri" style:font-size-asian="10.5pt" style:font-weight-asian="normal" style:font-name-complex="Times New Roman2" style:font-size-complex="12pt" style:font-weight-complex="normal"/>
    </style:style>
    <style:style style:name="T42" style:family="text">
      <style:text-properties fo:color="#0000ff" loext:opacity="100%"/>
    </style:style>
    <style:style style:name="T43" style:family="text">
      <style:text-properties fo:color="#0000ff" loext:opacity="100%" style:font-name="Times New Roman1" fo:font-size="12pt" fo:language="uk" fo:country="UA" fo:font-weight="normal" officeooo:rsid="01213706" fo:background-color="#ffffff" loext:char-shading-value="0" style:font-name-asian="Calibri" style:font-size-asian="10.5pt" style:font-weight-asian="normal" style:font-name-complex="Times New Roman2" style:font-size-complex="12pt" style:font-weight-complex="normal"/>
    </style:style>
    <style:style style:name="T44" style:family="text">
      <style:text-properties fo:color="#0000ff" loext:opacity="100%" style:font-name="Times New Roman1" fo:font-size="12pt" fo:language="uk" fo:country="UA" fo:font-weight="normal" officeooo:rsid="01213706" fo:background-color="transparent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45" style:family="text">
      <style:text-properties officeooo:rsid="0146d37a"/>
    </style:style>
    <style:style style:name="T46" style:family="text">
      <style:text-properties officeooo:rsid="0147cb05"/>
    </style:style>
    <style:style style:name="T47" style:family="text">
      <style:text-properties officeooo:rsid="014a77c5"/>
    </style:style>
    <style:style style:name="T48" style:family="text">
      <style:text-properties officeooo:rsid="014d197b"/>
    </style:style>
    <style:style style:name="T49" style:family="text">
      <style:text-properties officeooo:rsid="014e2a2f"/>
    </style:style>
    <style:style style:name="T50" style:family="text">
      <style:text-properties officeooo:rsid="014e75e6"/>
    </style:style>
    <style:style style:name="T51" style:family="text">
      <style:text-properties officeooo:rsid="014fdeb9"/>
    </style:style>
    <style:style style:name="T52" style:family="text">
      <style:text-properties officeooo:rsid="015078ca"/>
    </style:style>
    <style:style style:name="T53" style:family="text">
      <style:text-properties officeooo:rsid="01551131"/>
    </style:style>
    <style:style style:name="T54" style:family="text">
      <style:text-properties officeooo:rsid="01557ed0"/>
    </style:style>
    <style:style style:name="T55" style:family="text">
      <style:text-properties officeooo:rsid="0161e5bc"/>
    </style:style>
    <style:style style:name="T56" style:family="text">
      <style:text-properties officeooo:rsid="0163c855"/>
    </style:style>
    <style:style style:name="T57" style:family="text">
      <style:text-properties officeooo:rsid="017defb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1864cdd" style:font-style-asian="italic" style:font-style-complex="italic"/>
    </style:style>
    <style:style style:name="T60" style:family="text">
      <style:text-properties fo:font-style="italic" officeooo:rsid="018e0a47" style:font-style-asian="italic" style:font-style-complex="italic"/>
    </style:style>
    <style:style style:name="T61" style:family="text">
      <style:text-properties fo:font-style="italic" officeooo:rsid="0172602c" style:font-style-asian="italic" style:font-style-complex="italic"/>
    </style:style>
    <style:style style:name="T62" style:family="text">
      <style:text-properties fo:font-style="italic" officeooo:rsid="0186a19b" style:font-style-asian="italic" style:font-style-complex="italic"/>
    </style:style>
    <style:style style:name="T63" style:family="text">
      <style:text-properties fo:font-style="italic" officeooo:rsid="018a5656" style:font-style-asian="italic" style:font-style-complex="italic"/>
    </style:style>
    <style:style style:name="T64" style:family="text">
      <style:text-properties fo:font-style="italic" officeooo:rsid="01c20a1c" style:font-style-asian="italic" style:font-style-complex="italic"/>
    </style:style>
    <style:style style:name="T65" style:family="text">
      <style:text-properties fo:font-style="italic" officeooo:rsid="01c92af0" style:font-style-asian="italic" style:font-style-complex="italic"/>
    </style:style>
    <style:style style:name="T66" style:family="text">
      <style:text-properties officeooo:rsid="01864cdd"/>
    </style:style>
    <style:style style:name="T67" style:family="text">
      <style:text-properties fo:font-style="normal" officeooo:rsid="01864cdd" style:font-style-asian="normal" style:font-style-complex="normal"/>
    </style:style>
    <style:style style:name="T68" style:family="text">
      <style:text-properties fo:font-style="normal" officeooo:rsid="018e0a47" style:font-style-asian="normal" style:font-style-complex="normal"/>
    </style:style>
    <style:style style:name="T69" style:family="text">
      <style:text-properties fo:font-style="normal" officeooo:rsid="01bf1da2" style:font-style-asian="normal" style:font-style-complex="normal"/>
    </style:style>
    <style:style style:name="T70" style:family="text">
      <style:text-properties fo:font-style="normal" officeooo:rsid="01c20a1c" style:font-style-asian="normal" style:font-style-complex="normal"/>
    </style:style>
    <style:style style:name="T71" style:family="text">
      <style:text-properties fo:font-style="normal" officeooo:rsid="01c5329e" style:font-style-asian="normal" style:font-style-complex="normal"/>
    </style:style>
    <style:style style:name="T72" style:family="text">
      <style:text-properties fo:font-style="normal" officeooo:rsid="01c92af0" style:font-style-asian="normal" style:font-style-complex="normal"/>
    </style:style>
    <style:style style:name="T73" style:family="text">
      <style:text-properties fo:font-style="normal" officeooo:rsid="01cb120e" style:font-style-asian="normal" style:font-style-complex="normal"/>
    </style:style>
    <style:style style:name="T74" style:family="text">
      <style:text-properties officeooo:rsid="018e0a47"/>
    </style:style>
    <style:style style:name="T75" style:family="text">
      <style:text-properties officeooo:rsid="0197ea98"/>
    </style:style>
    <style:style style:name="T76" style:family="text">
      <style:text-properties officeooo:rsid="019940af"/>
    </style:style>
    <style:style style:name="T77" style:family="text">
      <style:text-properties officeooo:rsid="019dc07a"/>
    </style:style>
    <style:style style:name="T78" style:family="text">
      <style:text-properties style:font-name="Wingdings" style:font-name-asian="Wingdings" style:font-name-complex="Wingdings"/>
    </style:style>
    <style:style style:name="T79" style:family="text">
      <style:text-properties style:font-name="Wingdings" officeooo:rsid="019f1cd6" style:font-name-asian="Wingdings" style:font-name-complex="Wingdings"/>
    </style:style>
    <style:style style:name="T80" style:family="text">
      <style:text-properties style:font-name="Wingdings" fo:font-style="normal" officeooo:rsid="019f1cd6" style:font-name-asian="Wingdings" style:font-style-asian="normal" style:font-name-complex="Wingdings" style:font-style-complex="normal"/>
    </style:style>
    <style:style style:name="T81" style:family="text">
      <style:text-properties style:font-name="Wingdings" fo:font-style="normal" officeooo:rsid="01b55874" style:font-name-asian="Wingdings" style:font-style-asian="normal" style:font-name-complex="Wingdings" style:font-style-complex="normal"/>
    </style:style>
    <style:style style:name="T82" style:family="text">
      <style:text-properties officeooo:rsid="01c20a1c"/>
    </style:style>
    <style:style style:name="T83" style:family="text">
      <style:text-properties officeooo:rsid="01c4eabe"/>
    </style:style>
    <style:style style:name="T84" style:family="text">
      <style:text-properties officeooo:rsid="01c5329e"/>
    </style:style>
    <style:style style:name="T85" style:family="text">
      <style:text-properties officeooo:rsid="01cb120e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82in" draw:visible-area-height="1.9882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1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0">Лабораторна робота №</text:span><text:span text:style-name="T11">1</text:span></text:p>
      <text:p text:style-name="P17"><text:span text:style-name="T10"><text:line-break/></text:span><text:span text:style-name="T3">з дисципліни «</text:span><text:span text:style-name="T4">Якість програмного забезпечення та тестування</text:span><text:span text:style-name="T14">»</text:span></text:p>
      <text:p text:style-name="P19"/>
      <text:p text:style-name="P13"><text:span text:style-name="T5">на тему: </text:span><text:span text:style-name="T6">«Тестування методами білої скриньки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5">в</text:span>: </text:p>
      <text:p text:style-name="P11"><text:s/>Шинкаренко В.І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5"><text:span text:style-name="T9">Тема. </text:span><text:span text:style-name="T6">Тестування методами білої скриньки.</text:span></text:p>
      <text:p text:style-name="P14">Мета. <text:span text:style-name="T20">Отримати практичні навички тестування методами білої скриньки.</text:span></text:p>
      <text:p text:style-name="P14">Завдання. <text:span text:style-name="T20">Підготувати дві чи більше функцій для тестування. Функції повинні містити не менше шести керуючих конструкцій (розгалужень і циклів). Зазначені структури мають бути вкладеними. Виконати тестування функцій методами білої скриньки.</text:span></text:p>
      <text:p text:style-name="P20"><text:span text:style-name="T16">Текст. </text:span><text:a xlink:type="simple" xlink:href="https://github.com/dazzlemon/diit_121-ipz_y4_qa/tree/main/lr1/app/src/main/kotlin/lr1" text:style-name="Internet_20_link" text:visited-style-name="Visited_20_Internet_20_Link"><text:span text:style-name="T42">github</text:span></text:a></text:p>
      <text:p text:style-name="P32">Специфікація</text:p>
      <text:p text:style-name="P34"><text:span text:style-name="T17">Функція 1.</text:span><text:span text:style-name="T19"> Додавання елемента до бінарного дерева.<text:line-break/>Заголовок </text:span><text:a xlink:type="simple" xlink:href="https://github.com/dazzlemon/diit_121-ipz_y4_qa/blob/9796c7efcaf70754d573cd79d3c90859548f97e2/lr1/app/src/main/kotlin/lr1/BinarySearchTree.kt#L41" text:style-name="Internet_20_link" text:visited-style-name="Visited_20_Internet_20_Link"><text:span text:style-name="T44">fun add(root: Node?, key: Key, value: Data): Node</text:span></text:a><text:span text:style-name="T30"><text:line-break/></text:span><text:span text:style-name="T31">Вхід:</text:span></text:p>
      <text:list xml:id="list403500868" text:style-name="L2">
        <text:list-item>
          <text:p text:style-name="P44"><text:span text:style-name="T32">root — дерево, у яке треба додати елемент. Явний вид.</text:span></text:p>
        </text:list-item>
        <text:list-item>
          <text:p text:style-name="P44"><text:span text:style-name="T32">key — ключ нового елемента. Явний вид.</text:span></text:p>
        </text:list-item>
        <text:list-item>
          <text:p text:style-name="P44"><text:span text:style-name="T32">value — значення нового елемента. Явний вид.</text:span></text:p>
        </text:list-item>
        <text:list-item>
          <text:p text:style-name="P44"><text:span text:style-name="T32">Key — тип ключа. Не</text:span><text:span text:style-name="T33">явний вид — параметр узагальнення батьківського класу.</text:span></text:p>
        </text:list-item>
        <text:list-item>
          <text:p text:style-name="P45"><text:span text:style-name="T32">Data — </text:span><text:span text:style-name="T33">тип даних. Неявний вид — параметр узагальнення батьківського класу.</text:span></text:p>
        </text:list-item>
      </text:list>
      <text:p text:style-name="P47"><text:span text:style-name="T7">В</text:span><text:span text:style-name="T8">ихід:</text:span></text:p>
      <text:list xml:id="list1135033036" text:style-name="L3">
        <text:list-item>
          <text:p text:style-name="P48"><text:span text:style-name="T8">Дерево з доданим елементом — в явному та неявному виді (якщо початкове дерево не є пустим).</text:span></text:p>
        </text:list-item>
      </text:list>
      <text:p text:style-name="P47"><text:span text:style-name="T8"/></text:p>
      <text:p text:style-name="P35"><text:span text:style-name="T17">Функція </text:span><text:span text:style-name="T18">2</text:span><text:span text:style-name="T17">.</text:span><text:span text:style-name="T19"> </text:span><text:bookmark text:name="firstHeading"/><text:span text:style-name="T19">Задача про ферзів.<text:line-break/>Заголовок </text:span><text:a xlink:type="simple" xlink:href="https://github.com/dazzlemon/diit_121-ipz_y4_qa/blob/9796c7efcaf70754d573cd79d3c90859548f97e2/lr1/app/src/main/kotlin/lr1/NQueen.kt#L33" text:style-name="Internet_20_link" text:visited-style-name="Visited_20_Internet_20_Link"><text:span text:style-name="T43">fun solve(board: Board): Boolean</text:span></text:a><text:span text:style-name="T30"><text:line-break/></text:span><text:span text:style-name="T31">Вхід:</text:span></text:p>
      <text:list xml:id="list155102443031504" text:continue-list="list403500868" text:style-name="L2">
        <text:list-item>
          <text:p text:style-name="P46"><text:span text:style-name="T34">board</text:span><text:span text:style-name="T32"> — </text:span><text:span text:style-name="T36">Початкова дошка.</text:span><text:span text:style-name="T32"> Явний вид.</text:span></text:p>
        </text:list-item>
        <text:list-item>
          <text:p text:style-name="P46"><text:span text:style-name="T32">_</text:span><text:span text:style-name="T35">n</text:span><text:span text:style-name="T32"> — </text:span><text:span text:style-name="T36">розмірність задачі</text:span><text:span text:style-name="T32">. </text:span><text:span text:style-name="T36">Нея</text:span><text:span text:style-name="T32">вний вид — </text:span><text:span text:style-name="T36">поле класу.</text:span></text:p>
        </text:list-item>
      </text:list>
      <text:p text:style-name="P49"><text:span text:style-name="T7">В</text:span><text:span text:style-name="T8">ихід:</text:span></text:p>
      <text:list xml:id="list1188483491" text:style-name="L4">
        <text:list-item>
          <text:p text:style-name="P50"><text:span text:style-name="T8">У явному виді булеве значення яке показує чи вирішена задача.</text:span></text:p>
        </text:list-item>
        <text:list-item>
          <text:p text:style-name="P51"><text:span text:style-name="T8">У неявному виді — змінена початкова дошка.</text:span></text:p>
        </text:list-item>
      </text:list>
      <text:p text:style-name="P52"><text:span text:style-name="T23">Тести</text:span></text:p>
      <text:p text:style-name="P53"><text:span text:style-name="T12">Функція 1.</text:span></text:p>
      <text:list xml:id="list3061942951" text:style-name="L6">
        <text:list-item>
          <text:p text:style-name="P55"><text:span text:style-name="T22">Д</text:span><text:span text:style-name="T24">одавання вершини у пусте дерево</text:span></text:p>
          <text:p text:style-name="P55">Вхід:</text:p>
        </text:list-item>
      </text:list>
      <text:list xml:id="list4100137671" text:style-name="L7">
        <text:list-item>
          <text:list>
            <text:list-item>
              <text:p text:style-name="P60">root = null</text:p>
            </text:list-item>
            <text:list-item>
              <text:p text:style-name="P60">key = 2</text:p>
            </text:list-item>
            <text:list-item>
              <text:p text:style-name="P60">value = 2</text:p>
            </text:list-item>
            <text:list-item>
              <text:p text:style-name="P60">Key = Int</text:p>
            </text:list-item>
            <text:list-item>
              <text:p text:style-name="P36"><text:span text:style-name="T40">Data = Int</text:span></text:p>
            </text:list-item>
          </text:list>
        </text:list-item>
      </text:list>
      <text:p text:style-name="P37"><text:span text:style-name="T30">В</text:span><text:span text:style-name="T37">ихід:</text:span></text:p>
      <text:list xml:id="list155103573021373" text:continue-numbering="true" text:style-name="L7">
        <text:list-item>
          <text:list>
            <text:list-item>
              <text:p text:style-name="P82"><text:span text:style-name="T40">Д</text:span><text:span text:style-name="T39">ерево з одного вузла (2, 2)</text:span></text:p>
            </text:list-item>
          </text:list>
        </text:list-item>
      </text:list>
      <text:p text:style-name="P61"/>
      <text:list xml:id="list155102819167566" text:continue-list="list3061942951" text:style-name="L6">
        <text:list-item>
          <text:p text:style-name="P56">Додавання вершини у ліве піддерево</text:p>
          <text:p text:style-name="P57">Вхід:</text:p>
          <text:list>
            <text:list-item>
              <text:p text:style-name="P57">root = <text:span text:style-name="T45">Дерево:</text:span></text:p>
            </text:list-item>
          </text:list>
        </text:list-item>
      </text:list>
      <text:list xml:id="list604885370" text:style-name="L9">
        <text:list-item>
          <text:list>
            <text:list-item>
              <text:list>
                <text:list-item>
                  <text:p text:style-name="P62">(3, 3, left, right)</text:p>
                </text:list-item>
                <text:list-item>
                  <text:p text:style-name="P62">left = (2, 2, null, null)</text:p>
                </text:list-item>
                <text:list-item>
                  <text:p text:style-name="P62">right = (4, 4, null, null)</text:p>
                </text:list-item>
              </text:list>
            </text:list-item>
          </text:list>
        </text:list-item>
      </text:list>
      <text:list xml:id="list155102329550021" text:continue-list="list155102819167566" text:style-name="L6">
        <text:list-item>
          <text:list>
            <text:list-item>
              <text:p text:style-name="P57">key = <text:span text:style-name="T46">1</text:span></text:p>
            </text:list-item>
            <text:list-item>
              <text:p text:style-name="P57">value = <text:span text:style-name="T46">1</text:span></text:p>
            </text:list-item>
            <text:list-item>
              <text:p text:style-name="P57">Key = Int</text:p>
            </text:list-item>
            <text:list-item>
              <text:p text:style-name="P38"><text:span text:style-name="T40">Data = Int</text:span></text:p>
            </text:list-item>
          </text:list>
          <text:p text:style-name="P39"><text:span text:style-name="T30">В</text:span><text:span text:style-name="T37">ихід: </text:span><text:span text:style-name="T41">Дерево:</text:span></text:p>
        </text:list-item>
      </text:list>
      <text:list xml:id="list934039700" text:style-name="L10">
        <text:list-item>
          <text:list>
            <text:list-item>
              <text:list>
                <text:list-item>
                  <text:p text:style-name="P65">(3, 3, left, right)</text:p>
                </text:list-item>
                <text:list-item>
                  <text:p text:style-name="P65">left = (2, 2, <text:span text:style-name="T47">child</text:span>, null)</text:p>
                </text:list-item>
                <text:list-item>
                  <text:p text:style-name="P65">right = (4, 4, null, null)</text:p>
                </text:list-item>
                <text:list-item>
                  <text:p text:style-name="P66">child = (1, 1, null, null)</text:p>
                </text:list-item>
              </text:list>
            </text:list-item>
          </text:list>
        </text:list-item>
      </text:list>
      <text:list xml:id="list155104111258157" text:continue-list="list155102329550021" text:style-name="L6">
        <text:list-item>
          <text:p text:style-name="P55">Додавання вершини у праве піддерево</text:p>
          <text:p text:style-name="P58">Вхід:</text:p>
          <text:list>
            <text:list-item>
              <text:p text:style-name="P58">root = <text:span text:style-name="T45">Дерево:</text:span></text:p>
              <text:list>
                <text:list-item>
                  <text:p text:style-name="P63">(3, 3, left, right)</text:p>
                </text:list-item>
                <text:list-item>
                  <text:p text:style-name="P63">left = (2, 2, null, null)</text:p>
                </text:list-item>
                <text:list-item>
                  <text:p text:style-name="P63">right = (4, 4, null, null)</text:p>
                </text:list-item>
              </text:list>
            </text:list-item>
            <text:list-item>
              <text:p text:style-name="P58">key = <text:span text:style-name="T48">5</text:span></text:p>
            </text:list-item>
            <text:list-item>
              <text:p text:style-name="P58">value = <text:span text:style-name="T48">5</text:span></text:p>
            </text:list-item>
            <text:list-item>
              <text:p text:style-name="P58">Key = Int</text:p>
            </text:list-item>
            <text:list-item>
              <text:p text:style-name="P40"><text:span text:style-name="T40">Data = Int</text:span></text:p>
            </text:list-item>
          </text:list>
          <text:p text:style-name="P41"><text:span text:style-name="T30">В</text:span><text:span text:style-name="T37">ихід: </text:span><text:span text:style-name="T41">Дерево:</text:span></text:p>
          <text:list>
            <text:list-item>
              <text:list>
                <text:list-item>
                  <text:p text:style-name="P63">(3, 3, left, right)</text:p>
                </text:list-item>
                <text:list-item>
                  <text:p text:style-name="P63">left = (2, 2, <text:span text:style-name="T49">null</text:span>, null)</text:p>
                </text:list-item>
                <text:list-item>
                  <text:p text:style-name="P63">right = (4, 4, null, <text:span text:style-name="T49">child</text:span>)</text:p>
                  <text:p text:style-name="P67">child = (<text:span text:style-name="T50">5</text:span>, <text:span text:style-name="T50">5</text:span>, null, null)</text:p>
                </text:list-item>
              </text:list>
            </text:list-item>
          </text:list>
        </text:list-item>
        <text:list-item>
          <text:p text:style-name="P68">Перезапис елемента</text:p>
          <text:p text:style-name="P59">Вхід:</text:p>
          <text:list>
            <text:list-item>
              <text:p text:style-name="P59">root = <text:span text:style-name="T45">Дерево:</text:span></text:p>
              <text:list>
                <text:list-item>
                  <text:p text:style-name="P64">(3, 3, left, right)</text:p>
                </text:list-item>
                <text:list-item>
                  <text:p text:style-name="P64">left = (2, 2, null, null)</text:p>
                </text:list-item>
                <text:list-item>
                  <text:p text:style-name="P64">right = (4, 4, null, null)</text:p>
                </text:list-item>
              </text:list>
            </text:list-item>
            <text:list-item>
              <text:p text:style-name="P59">key = <text:span text:style-name="T51">3</text:span></text:p>
            </text:list-item>
            <text:list-item>
              <text:p text:style-name="P59">value = <text:span text:style-name="T51">1</text:span></text:p>
            </text:list-item>
            <text:list-item>
              <text:p text:style-name="P59">Key = Int</text:p>
            </text:list-item>
            <text:list-item>
              <text:p text:style-name="P42"><text:span text:style-name="T40">Data = Int</text:span></text:p>
            </text:list-item>
          </text:list>
          <text:p text:style-name="P43"><text:span text:style-name="T30">В</text:span><text:span text:style-name="T37">ихід: </text:span><text:span text:style-name="T41">Дерево:</text:span></text:p>
          <text:list>
            <text:list-item>
              <text:list>
                <text:list-item>
                  <text:p text:style-name="P64">(3, <text:span text:style-name="T52">1</text:span>, left, right)</text:p>
                </text:list-item>
                <text:list-item>
                  <text:p text:style-name="P64">left = (2, 2, <text:span text:style-name="T49">null</text:span>, null)</text:p>
                </text:list-item>
                <text:list-item>
                  <text:p text:style-name="P64">right = (4, 4, null, <text:span text:style-name="T52">null</text:span>)</text:p>
                </text:list-item>
              </text:list>
            </text:list-item>
          </text:list>
        </text:list-item>
      </text:list>
      <text:p text:style-name="P28"/>
      <text:p text:style-name="P54"><text:span text:style-name="T12">Функція </text:span><text:span text:style-name="T13">2</text:span><text:span text:style-name="T12">.</text:span></text:p>
      <text:p text:style-name="P69"><text:span text:style-name="T22">З </text:span><text:span text:style-name="T24">розмірністю 4 існує тільки 2 рішення — жоден з ферзів не має стояти на діагоналях.</text:span></text:p>
      <text:list xml:id="list595471775" text:style-name="L13">
        <text:list-item>
          <text:p text:style-name="P70"><text:span text:style-name="T54">Рішення 1</text:span></text:p>
          <text:p text:style-name="P70"><text:span text:style-name="T54">Вхід:</text:span>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83"/>
          </table:table-cell>
          <table:table-cell table:style-name="Table1.A1" office:value-type="string">
            <text:p text:style-name="P83"/>
          </table:table-cell>
          <table:table-cell table:style-name="Table1.A1" office:value-type="string">
            <text:p text:style-name="P83"/>
          </table:table-cell>
          <table:table-cell table:style-name="Table1.D1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D2" office:value-type="string">
            <text:p text:style-name="P89">Ферзь</text:p>
          </table:table-cell>
        </table:table-row>
        <table:table-row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D2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D2" office:value-type="string">
            <text:p text:style-name="P83"/>
          </table:table-cell>
        </table:table-row>
      </table:table>
      <text:list xml:id="list155102663457996" text:continue-numbering="true" text:style-name="L13">
        <text:list-header>
          <text:p text:style-name="P73">Вихід:</text:p>
          <text:p text:style-name="P77"><text:span text:style-name="T53">t</text:span>rue</text:p>
        </text:list-header>
      </text:list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list xml:id="list155103154011981" text:continue-numbering="true" text:style-name="L13">
              <text:list-header>
                <text:p text:style-name="P84"/>
              </text:list-header>
            </text:list>
          </table:table-cell>
          <table:table-cell table:style-name="Table2.A1" office:value-type="string">
            <text:p text:style-name="P93">Ферзь</text:p>
          </table:table-cell>
          <table:table-cell table:style-name="Table2.A1" office:value-type="string">
            <text:list xml:id="list155102480504377" text:continue-numbering="true" text:style-name="L13">
              <text:list-header>
                <text:p text:style-name="P84"/>
              </text:list-header>
            </text:list>
          </table:table-cell>
          <table:table-cell table:style-name="Table2.D1" office:value-type="string">
            <text:list xml:id="list155102968069974" text:continue-numbering="true" text:style-name="L13">
              <text:list-header>
                <text:p text:style-name="P84"/>
              </text:list-header>
            </text:list>
          </table:table-cell>
        </table:table-row>
        <table:table-row>
          <table:table-cell table:style-name="Table2.A2" office:value-type="string">
            <text:list xml:id="list155102168599485" text:continue-numbering="true" text:style-name="L13">
              <text:list-header>
                <text:p text:style-name="P84"/>
              </text:list-header>
            </text:list>
          </table:table-cell>
          <table:table-cell table:style-name="Table2.A2" office:value-type="string">
            <text:list xml:id="list155102809222331" text:continue-numbering="true" text:style-name="L13">
              <text:list-header>
                <text:p text:style-name="P84"/>
              </text:list-header>
            </text:list>
          </table:table-cell>
          <table:table-cell table:style-name="Table2.A2" office:value-type="string">
            <text:list xml:id="list155103275682955" text:continue-numbering="true" text:style-name="L13">
              <text:list-header>
                <text:p text:style-name="P84"/>
              </text:list-header>
            </text:list>
          </table:table-cell>
          <table:table-cell table:style-name="Table2.D2" office:value-type="string">
            <text:p text:style-name="P90">Ферзь</text:p>
          </table:table-cell>
        </table:table-row>
        <table:table-row>
          <table:table-cell table:style-name="Table2.A2" office:value-type="string">
            <text:p text:style-name="P93">Ферзь</text:p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D2" office:value-type="string">
            <text:p text:style-name="P85"/>
          </table:table-cell>
        </table:table-row>
        <table:table-row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93">Ферзь</text:p>
          </table:table-cell>
          <table:table-cell table:style-name="Table2.D2" office:value-type="string">
            <text:p text:style-name="P85"/>
          </table:table-cell>
        </table:table-row>
      </table:table>
      <text:list xml:id="list3213776277" text:style-name="L14">
        <text:list-item>
          <text:p text:style-name="P71"><text:span text:style-name="T54">Рішення 1</text:span></text:p>
          <text:p text:style-name="P71"><text:span text:style-name="T54">Вхід:</text:span></text:p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88"/>
          </table:table-cell>
          <table:table-cell table:style-name="Table3.A1" office:value-type="string">
            <text:p text:style-name="P88"/>
          </table:table-cell>
          <table:table-cell table:style-name="Table3.A1" office:value-type="string">
            <text:list xml:id="list155103746838830" text:continue-numbering="true" text:style-name="L14">
              <text:list-header>
                <text:p text:style-name="P86"/>
              </text:list-header>
            </text:list>
          </table:table-cell>
          <table:table-cell table:style-name="Table3.D1" office:value-type="string">
            <text:p text:style-name="P88"/>
          </table:table-cell>
        </table:table-row>
        <table:table-row>
          <table:table-cell table:style-name="Table3.A2" office:value-type="string">
            <text:list xml:id="list155103294201503" text:continue-numbering="true" text:style-name="L14">
              <text:list-header>
                <text:p text:style-name="P86"/>
              </text:list-header>
            </text:list>
          </table:table-cell>
          <table:table-cell table:style-name="Table3.A2" office:value-type="string">
            <text:list xml:id="list155103478704511" text:continue-numbering="true" text:style-name="L14">
              <text:list-header>
                <text:p text:style-name="P86"/>
              </text:list-header>
            </text:list>
          </table:table-cell>
          <table:table-cell table:style-name="Table3.A2" office:value-type="string">
            <text:p text:style-name="P88"/>
          </table:table-cell>
          <table:table-cell table:style-name="Table3.D2" office:value-type="string">
            <text:p text:style-name="P92"/>
          </table:table-cell>
        </table:table-row>
        <table:table-row>
          <table:table-cell table:style-name="Table3.A2" office:value-type="string">
            <text:list xml:id="list155103490320071" text:continue-numbering="true" text:style-name="L14">
              <text:list-header>
                <text:p text:style-name="P86"/>
              </text:list-header>
            </text:list>
          </table:table-cell>
          <table:table-cell table:style-name="Table3.A2" office:value-type="string">
            <text:list xml:id="list155102034607768" text:continue-numbering="true" text:style-name="L14">
              <text:list-header>
                <text:p text:style-name="P86"/>
              </text:list-header>
            </text:list>
          </table:table-cell>
          <table:table-cell table:style-name="Table3.A2" office:value-type="string">
            <text:list xml:id="list155103280250641" text:continue-numbering="true" text:style-name="L14">
              <text:list-header>
                <text:p text:style-name="P86"/>
              </text:list-header>
            </text:list>
          </table:table-cell>
          <table:table-cell table:style-name="Table3.D2" office:value-type="string">
            <text:p text:style-name="P92">Ферзь</text:p>
          </table:table-cell>
        </table:table-row>
        <table:table-row>
          <table:table-cell table:style-name="Table3.A2" office:value-type="string">
            <text:list xml:id="list155102723049324" text:continue-numbering="true" text:style-name="L14">
              <text:list-header>
                <text:p text:style-name="P86"/>
              </text:list-header>
            </text:list>
          </table:table-cell>
          <table:table-cell table:style-name="Table3.A2" office:value-type="string">
            <text:list xml:id="list155101983147629" text:continue-numbering="true" text:style-name="L14">
              <text:list-header>
                <text:p text:style-name="P86"/>
              </text:list-header>
            </text:list>
          </table:table-cell>
          <table:table-cell table:style-name="Table3.A2" office:value-type="string">
            <text:list xml:id="list155103056185703" text:continue-numbering="true" text:style-name="L14">
              <text:list-header>
                <text:p text:style-name="P86"/>
              </text:list-header>
            </text:list>
          </table:table-cell>
          <table:table-cell table:style-name="Table3.D2" office:value-type="string">
            <text:list xml:id="list155104063089089" text:continue-numbering="true" text:style-name="L14">
              <text:list-header>
                <text:p text:style-name="P86"/>
              </text:list-header>
            </text:list>
          </table:table-cell>
        </table:table-row>
      </table:table>
      <text:list xml:id="list155102419647058" text:continue-numbering="true" text:style-name="L14">
        <text:list-header>
          <text:p text:style-name="P74">Вихід:</text:p>
          <text:p text:style-name="P78">true</text:p>
        </text:list-header>
      </text:list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list xml:id="list155103327443261" text:continue-numbering="true" text:style-name="L14">
              <text:list-header>
                <text:p text:style-name="P86"/>
              </text:list-header>
            </text:list>
          </table:table-cell>
          <table:table-cell table:style-name="Table4.A1" office:value-type="string">
            <text:list xml:id="list155103167325249" text:continue-numbering="true" text:style-name="L14">
              <text:list-header>
                <text:p text:style-name="P94"/>
              </text:list-header>
            </text:list>
          </table:table-cell>
          <table:table-cell table:style-name="Table4.A1" office:value-type="string">
            <text:p text:style-name="P92">Ферзь</text:p>
          </table:table-cell>
          <table:table-cell table:style-name="Table4.D1" office:value-type="string">
            <text:list xml:id="list155103568398256" text:continue-numbering="true" text:style-name="L14">
              <text:list-header>
                <text:p text:style-name="P86"/>
              </text:list-header>
            </text:list>
          </table:table-cell>
        </table:table-row>
        <table:table-row>
          <table:table-cell table:style-name="Table4.A2" office:value-type="string">
            <text:p text:style-name="P92">Ферзь</text:p>
          </table:table-cell>
          <table:table-cell table:style-name="Table4.A2" office:value-type="string">
            <text:list xml:id="list155102637328746" text:continue-numbering="true" text:style-name="L14">
              <text:list-header>
                <text:p text:style-name="P86"/>
              </text:list-header>
            </text:list>
          </table:table-cell>
          <table:table-cell table:style-name="Table4.A2" office:value-type="string">
            <text:list xml:id="list155102839413675" text:continue-numbering="true" text:style-name="L14">
              <text:list-header>
                <text:p text:style-name="P86"/>
              </text:list-header>
            </text:list>
          </table:table-cell>
          <table:table-cell table:style-name="Table4.D2" office:value-type="string">
            <text:p text:style-name="P92"/>
          </table:table-cell>
        </table:table-row>
        <table:table-row>
          <table:table-cell table:style-name="Table4.A2" office:value-type="string">
            <text:p text:style-name="P92"/>
          </table:table-cell>
          <table:table-cell table:style-name="Table4.A2" office:value-type="string">
            <text:list xml:id="list155102028144839" text:continue-numbering="true" text:style-name="L14">
              <text:list-header>
                <text:p text:style-name="P86"/>
              </text:list-header>
            </text:list>
          </table:table-cell>
          <table:table-cell table:style-name="Table4.A2" office:value-type="string">
            <text:list xml:id="list155103490025765" text:continue-numbering="true" text:style-name="L14">
              <text:list-header>
                <text:p text:style-name="P86"/>
              </text:list-header>
            </text:list>
          </table:table-cell>
          <table:table-cell table:style-name="Table4.D2" office:value-type="string">
            <text:p text:style-name="P92">Ферзь</text:p>
          </table:table-cell>
        </table:table-row>
        <table:table-row>
          <table:table-cell table:style-name="Table4.A2" office:value-type="string">
            <text:list xml:id="list155102600840912" text:continue-numbering="true" text:style-name="L14">
              <text:list-header>
                <text:p text:style-name="P86"/>
              </text:list-header>
            </text:list>
          </table:table-cell>
          <table:table-cell table:style-name="Table4.A2" office:value-type="string">
            <text:p text:style-name="P92">Ферзь</text:p>
          </table:table-cell>
          <table:table-cell table:style-name="Table4.A2" office:value-type="string">
            <text:list xml:id="list155102751563897" text:continue-numbering="true" text:style-name="L14">
              <text:list-header>
                <text:p text:style-name="P94"/>
              </text:list-header>
            </text:list>
          </table:table-cell>
          <table:table-cell table:style-name="Table4.D2" office:value-type="string">
            <text:list xml:id="list155103772013051" text:continue-numbering="true" text:style-name="L14">
              <text:list-header>
                <text:p text:style-name="P86"/>
              </text:list-header>
            </text:list>
          </table:table-cell>
        </table:table-row>
      </table:table>
      <text:list xml:id="list155103302870516" text:continue-numbering="true" text:style-name="L14">
        <text:list-item>
          <text:p text:style-name="P76"><text:span text:style-name="T56">Д</text:span>ошка, <text:span text:style-name="T56">яку не можна вирішити</text:span></text:p>
          <text:p text:style-name="P72"><text:span text:style-name="T54">Вхід:</text:span></text:p>
        </text:list-item>
      </text:list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95">Ферзь</text:p>
          </table:table-cell>
          <table:table-cell table:style-name="Table5.A1" office:value-type="string">
            <text:list xml:id="list155103750067277" text:continue-numbering="true" text:style-name="L14">
              <text:list-header>
                <text:p text:style-name="P87"/>
              </text:list-header>
            </text:list>
          </table:table-cell>
          <table:table-cell table:style-name="Table5.A1" office:value-type="string">
            <text:list xml:id="list155102402688301" text:continue-numbering="true" text:style-name="L14">
              <text:list-header>
                <text:p text:style-name="P87"/>
              </text:list-header>
            </text:list>
          </table:table-cell>
          <table:table-cell table:style-name="Table5.D1" office:value-type="string">
            <text:list xml:id="list155102813909456" text:continue-numbering="true" text:style-name="L14">
              <text:list-header>
                <text:p text:style-name="P87"/>
              </text:list-header>
            </text:list>
          </table:table-cell>
        </table:table-row>
        <table:table-row>
          <table:table-cell table:style-name="Table5.A2" office:value-type="string">
            <text:list xml:id="list155102127167610" text:continue-numbering="true" text:style-name="L14">
              <text:list-header>
                <text:p text:style-name="P87"/>
              </text:list-header>
            </text:list>
          </table:table-cell>
          <table:table-cell table:style-name="Table5.A2" office:value-type="string">
            <text:list xml:id="list155102241359911" text:continue-numbering="true" text:style-name="L14">
              <text:list-header>
                <text:p text:style-name="P87"/>
              </text:list-header>
            </text:list>
          </table:table-cell>
          <table:table-cell table:style-name="Table5.A2" office:value-type="string">
            <text:list xml:id="list155104039934826" text:continue-numbering="true" text:style-name="L14">
              <text:list-header>
                <text:p text:style-name="P87"/>
              </text:list-header>
            </text:list>
          </table:table-cell>
          <table:table-cell table:style-name="Table5.D2" office:value-type="string">
            <text:list xml:id="list155103652791058" text:continue-numbering="true" text:style-name="L14">
              <text:list-header>
                <text:p text:style-name="P91"/>
              </text:list-header>
            </text:list>
          </table:table-cell>
        </table:table-row>
        <table:table-row>
          <table:table-cell table:style-name="Table5.A2" office:value-type="string">
            <text:list xml:id="list155103272522988" text:continue-numbering="true" text:style-name="L14">
              <text:list-header>
                <text:p text:style-name="P87"/>
              </text:list-header>
            </text:list>
          </table:table-cell>
          <table:table-cell table:style-name="Table5.A2" office:value-type="string">
            <text:list xml:id="list155102292277939" text:continue-numbering="true" text:style-name="L14">
              <text:list-header>
                <text:p text:style-name="P87"/>
              </text:list-header>
            </text:list>
          </table:table-cell>
          <table:table-cell table:style-name="Table5.A2" office:value-type="string">
            <text:list xml:id="list155102097583138" text:continue-numbering="true" text:style-name="L14">
              <text:list-header>
                <text:p text:style-name="P87"/>
              </text:list-header>
            </text:list>
          </table:table-cell>
          <table:table-cell table:style-name="Table5.D2" office:value-type="string">
            <text:list xml:id="list155102908871834" text:continue-numbering="true" text:style-name="L14">
              <text:list-header>
                <text:p text:style-name="P87"/>
              </text:list-header>
            </text:list>
          </table:table-cell>
        </table:table-row>
        <table:table-row>
          <table:table-cell table:style-name="Table5.A2" office:value-type="string">
            <text:list xml:id="list155102584976556" text:continue-numbering="true" text:style-name="L14">
              <text:list-header>
                <text:p text:style-name="P87"/>
              </text:list-header>
            </text:list>
          </table:table-cell>
          <table:table-cell table:style-name="Table5.A2" office:value-type="string">
            <text:list xml:id="list155102946059303" text:continue-numbering="true" text:style-name="L14">
              <text:list-header>
                <text:p text:style-name="P87"/>
              </text:list-header>
            </text:list>
          </table:table-cell>
          <table:table-cell table:style-name="Table5.A2" office:value-type="string">
            <text:list xml:id="list155103986100600" text:continue-numbering="true" text:style-name="L14">
              <text:list-header>
                <text:p text:style-name="P87"/>
              </text:list-header>
            </text:list>
          </table:table-cell>
          <table:table-cell table:style-name="Table5.D2" office:value-type="string">
            <text:list xml:id="list155103643297804" text:continue-numbering="true" text:style-name="L14">
              <text:list-header>
                <text:p text:style-name="P87"/>
              </text:list-header>
            </text:list>
          </table:table-cell>
        </table:table-row>
      </table:table>
      <text:list xml:id="list155103325974657" text:continue-numbering="true" text:style-name="L14">
        <text:list-header>
          <text:p text:style-name="P75">Вихід:</text:p>
          <text:p text:style-name="P79">false, <text:span text:style-name="T55">дошка не зміниться</text:span></text:p>
        </text:list-header>
        <text:list-item>
          <text:p text:style-name="P80">Дошка неправильної розмірності</text:p>
          <text:p text:style-name="P80">Вхід:</text:p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A"/>
        <table:table-column table:style-name="Table6.E"/>
        <table:table-row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83"/>
          </table:table-cell>
          <table:table-cell table:style-name="Table6.E1" office:value-type="string">
            <text:p text:style-name="P83"/>
          </table:table-cell>
        </table:table-row>
        <table:table-row>
          <table:table-cell table:style-name="Table6.A2" office:value-type="string">
            <text:p text:style-name="P83"/>
          </table:table-cell>
          <table:table-cell table:style-name="Table6.A2" office:value-type="string">
            <text:p text:style-name="P83"/>
          </table:table-cell>
          <table:table-cell table:style-name="Table6.A2" office:value-type="string">
            <text:p text:style-name="P83"/>
          </table:table-cell>
          <table:table-cell table:style-name="Table6.A2" office:value-type="string">
            <text:p text:style-name="P83"/>
          </table:table-cell>
          <table:table-cell table:style-name="Table6.E2" office:value-type="string">
            <text:p text:style-name="P83"/>
          </table:table-cell>
        </table:table-row>
        <table:table-row>
          <table:table-cell table:style-name="Table6.A2" office:value-type="string">
            <text:p text:style-name="P83"/>
          </table:table-cell>
          <table:table-cell table:style-name="Table6.A2" office:value-type="string">
            <text:p text:style-name="P83"/>
          </table:table-cell>
          <table:table-cell table:style-name="Table6.A2" office:value-type="string">
            <text:p text:style-name="P83"/>
          </table:table-cell>
          <table:table-cell table:style-name="Table6.A2" office:value-type="string">
            <text:p text:style-name="P83"/>
          </table:table-cell>
          <table:table-cell table:style-name="Table6.E2" office:value-type="string">
            <text:p text:style-name="P83"/>
          </table:table-cell>
        </table:table-row>
      </table:table>
      <text:list xml:id="list155103180650751" text:continue-numbering="true" text:style-name="L14">
        <text:list-header>
          <text:p text:style-name="P81">Вихід: Виключення</text:p>
        </text:list-header>
      </text:list>
      <text:p text:style-name="P33">Покриття</text:p>
      <text:p text:style-name="P23">Функція 1.</text:p>
      <text:p text:style-name="P24">Таблиця покриття умов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D"/>
        <table:table-column table:style-name="Table7.H"/>
        <table:table-column table:style-name="Table7.D" table:number-columns-repeated="2"/>
        <table:table-row>
          <table:table-cell table:style-name="Table7.A1" office:value-type="string">
            <text:p text:style-name="P99"><text:span text:style-name="T77">Функція</text:span> </text:p>
          </table:table-cell>
          <table:table-cell table:style-name="Table7.A1" table:number-columns-spanned="3" office:value-type="string">
            <text:p text:style-name="P114">add</text:p>
          </table:table-cell>
          <table:covered-table-cell/>
          <table:covered-table-cell/>
          <table:table-cell table:style-name="Table7.A1" table:number-columns-spanned="2" office:value-type="string">
            <text:p text:style-name="P115">_<text:span text:style-name="T75">assign</text:span></text:p>
          </table:table-cell>
          <table:covered-table-cell/>
          <table:table-cell table:style-name="Table7.G1" table:number-columns-spanned="4" office:value-type="string">
            <text:p text:style-name="P116">_<text:span text:style-name="T76">search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31">Умова</text:p>
            <text:p text:style-name="P98">Тест</text:p>
          </table:table-cell>
          <table:table-cell table:style-name="Table7.A2" office:value-type="string">
            <text:p text:style-name="P97"><text:span text:style-name="T58">root == null</text:span></text:p>
          </table:table-cell>
          <table:table-cell table:style-name="Table7.A2" office:value-type="string">
            <text:p text:style-name="P97"><text:span text:style-name="T58">prev == null</text:span></text:p>
          </table:table-cell>
          <table:table-cell table:style-name="Table7.A2" office:value-type="string">
            <text:p text:style-name="P102"><text:span text:style-name="T58">key &lt; prev.key</text:span></text:p>
          </table:table-cell>
          <table:table-cell table:style-name="Table7.A2" office:value-type="string">
            <text:p text:style-name="P101"><text:span text:style-name="T61">node?.</text:span></text:p>
            <text:p text:style-name="P112"/>
          </table:table-cell>
          <table:table-cell table:style-name="Table7.A2" office:value-type="string">
            <text:p text:style-name="P113">?:</text:p>
          </table:table-cell>
          <table:table-cell table:style-name="Table7.A2" office:value-type="string">
            <text:p text:style-name="P103"><text:span text:style-name="T62">curr != null</text:span></text:p>
          </table:table-cell>
          <table:table-cell table:style-name="Table7.A2" office:value-type="string">
            <text:p text:style-name="P103"><text:span text:style-name="T58">!</text:span><text:span text:style-name="T63">found</text:span></text:p>
          </table:table-cell>
          <table:table-cell table:style-name="Table7.A2" office:value-type="string">
            <text:p text:style-name="P104"><text:span text:style-name="T58">key == curr.key</text:span></text:p>
          </table:table-cell>
          <table:table-cell table:style-name="Table7.J2" office:value-type="string">
            <text:p text:style-name="P104"><text:span text:style-name="T58">key &lt; curr!!.key</text:span></text:p>
          </table:table-cell>
        </table:table-row>
        <table:table-row>
          <table:table-cell table:style-name="Table7.A2" office:value-type="string">
            <text:p text:style-name="P100">1</text:p>
          </table:table-cell>
          <table:table-cell table:style-name="Table7.A2" office:value-type="string">
            <text:p text:style-name="P105"><text:span text:style-name="T78"></text:span></text:p>
          </table:table-cell>
          <table:table-cell table:style-name="Table7.A2" office:value-type="string">
            <text:p text:style-name="P119"><text:span text:style-name="T79"/></text:p>
          </table:table-cell>
          <table:table-cell table:style-name="Table7.A2" office:value-type="string">
            <text:p text:style-name="P120"><text:span text:style-name="T79"/></text:p>
          </table:table-cell>
          <table:table-cell table:style-name="Table7.A2" office:value-type="string">
            <text:p text:style-name="P121"><text:span text:style-name="T79"/></text:p>
          </table:table-cell>
          <table:table-cell table:style-name="Table7.A2" office:value-type="string">
            <text:p text:style-name="P121"/>
          </table:table-cell>
          <table:table-cell table:style-name="Table7.A2" office:value-type="string">
            <text:p text:style-name="P121"><text:span text:style-name="T79"/></text:p>
          </table:table-cell>
          <table:table-cell table:style-name="Table7.A2" office:value-type="string">
            <text:p text:style-name="P121"><text:span text:style-name="T79"/></text:p>
          </table:table-cell>
          <table:table-cell table:style-name="Table7.A2" office:value-type="string">
            <text:p text:style-name="P121"><text:span text:style-name="T79"/></text:p>
          </table:table-cell>
          <table:table-cell table:style-name="Table7.J2" office:value-type="string">
            <text:p text:style-name="P121"><text:span text:style-name="T79"/></text:p>
          </table:table-cell>
        </table:table-row>
        <table:table-row>
          <table:table-cell table:style-name="Table7.A2" office:value-type="string">
            <text:p text:style-name="P100">2</text:p>
          </table:table-cell>
          <table:table-cell table:style-name="Table7.A2" office:value-type="string">
            <text:p text:style-name="P122"><text:span text:style-name="T79"></text:span></text:p>
          </table:table-cell>
          <table:table-cell table:style-name="Table7.A2" office:value-type="string">
            <text:p text:style-name="P123"><text:span text:style-name="T79"></text:span></text:p>
          </table:table-cell>
          <table:table-cell table:style-name="Table7.A2" office:value-type="string">
            <text:p text:style-name="P106"><text:span text:style-name="T78"></text:span></text:p>
          </table:table-cell>
          <table:table-cell table:style-name="Table7.A2" office:value-type="string">
            <text:p text:style-name="P124"><text:span text:style-name="T79"></text:span></text:p>
          </table:table-cell>
          <table:table-cell table:style-name="Table7.A2" office:value-type="string">
            <text:p text:style-name="P107"><text:span text:style-name="T78"></text:span></text:p>
          </table:table-cell>
          <table:table-cell table:style-name="Table7.A2" office:value-type="string">
            <text:p text:style-name="P108"><text:span text:style-name="T78"></text:span></text:p>
          </table:table-cell>
          <table:table-cell table:style-name="Table7.A2" office:value-type="string">
            <text:p text:style-name="P109"><text:span text:style-name="T78"></text:span></text:p>
          </table:table-cell>
          <table:table-cell table:style-name="Table7.A2" office:value-type="string">
            <text:p text:style-name="P110"><text:span text:style-name="T78"></text:span></text:p>
          </table:table-cell>
          <table:table-cell table:style-name="Table7.J2" office:value-type="string">
            <text:p text:style-name="P111"><text:span text:style-name="T78"></text:span></text:p>
          </table:table-cell>
        </table:table-row>
        <table:table-row>
          <table:table-cell table:style-name="Table7.A2" office:value-type="string">
            <text:p text:style-name="P100">3</text:p>
          </table:table-cell>
          <table:table-cell table:style-name="Table7.A2" office:value-type="string">
            <text:p text:style-name="P125"><text:span text:style-name="T79"></text:span></text:p>
          </table:table-cell>
          <table:table-cell table:style-name="Table7.A2" office:value-type="string">
            <text:p text:style-name="P126"><text:span text:style-name="T79"></text:span></text:p>
          </table:table-cell>
          <table:table-cell table:style-name="Table7.A2" office:value-type="string">
            <text:p text:style-name="P96"/>
          </table:table-cell>
          <table:table-cell table:style-name="Table7.A2" office:value-type="string">
            <text:p text:style-name="P96"/>
          </table:table-cell>
          <table:table-cell table:style-name="Table7.A2" office:value-type="string">
            <text:p text:style-name="P96"/>
          </table:table-cell>
          <table:table-cell table:style-name="Table7.A2" office:value-type="string">
            <text:p text:style-name="P96"/>
          </table:table-cell>
          <table:table-cell table:style-name="Table7.A2" office:value-type="string">
            <text:p text:style-name="P96"/>
          </table:table-cell>
          <table:table-cell table:style-name="Table7.A2" office:value-type="string">
            <text:p text:style-name="P96"/>
          </table:table-cell>
          <table:table-cell table:style-name="Table7.J2" office:value-type="string">
            <text:p text:style-name="P96"/>
          </table:table-cell>
        </table:table-row>
        <table:table-row>
          <table:table-cell table:style-name="Table7.A2" office:value-type="string">
            <text:p text:style-name="P100">4</text:p>
          </table:table-cell>
          <table:table-cell table:style-name="Table7.A2" office:value-type="string">
            <text:p text:style-name="P125"><text:span text:style-name="T79"></text:span></text:p>
          </table:table-cell>
          <table:table-cell table:style-name="Table7.A2" office:value-type="string">
            <text:p text:style-name="P127"><text:span text:style-name="T79"/></text:p>
          </table:table-cell>
          <table:table-cell table:style-name="Table7.A2" office:value-type="string">
            <text:p text:style-name="P96"/>
          </table:table-cell>
          <table:table-cell table:style-name="Table7.A2" office:value-type="string">
            <text:p text:style-name="P96"/>
          </table:table-cell>
          <table:table-cell table:style-name="Table7.A2" office:value-type="string">
            <text:p text:style-name="P96"/>
          </table:table-cell>
          <table:table-cell table:style-name="Table7.A2" office:value-type="string">
            <text:p text:style-name="P96"/>
          </table:table-cell>
          <table:table-cell table:style-name="Table7.A2" office:value-type="string">
            <text:p text:style-name="P96"/>
          </table:table-cell>
          <table:table-cell table:style-name="Table7.A2" office:value-type="string">
            <text:p text:style-name="P96"/>
          </table:table-cell>
          <table:table-cell table:style-name="Table7.J2" office:value-type="string">
            <text:p text:style-name="P96"/>
          </table:table-cell>
        </table:table-row>
      </table:table>
      <text:p text:style-name="P117"><text:span text:style-name="T78"/></text:p>
      <text:p text:style-name="P117"><text:span text:style-name="T78"> </text:span><text:span text:style-name="T25">- </text:span><text:span text:style-name="T26">виконано </text:span><text:span text:style-name="T29">хоча б раз</text:span></text:p>
      <text:p text:style-name="P118"><text:span text:style-name="T79"></text:span><text:span text:style-name="T26"> - </text:span><text:span text:style-name="T28"><text:s/>не виконано</text:span></text:p>
      <text:p text:style-name="P128"><text:span text:style-name="T25">пуста клітинка — </text:span><text:span text:style-name="T27">не досягнуто</text:span></text:p>
      <text:p text:style-name="P117"><text:span text:style-name="T26"/></text:p>
      <text:p text:style-name="P25">_assing: <text:span text:style-name="T58">node?. </text:span><text:span text:style-name="T67">та</text:span><text:span text:style-name="T59"> </text:span><text:span text:style-name="T58">?:</text:span> <text:span text:style-name="T57">скомбіновані тому </text:span><text:span text:style-name="T66">що ці оператори мають однакову умову в даному випадку.</text:span></text:p>
      <text:p text:style-name="P26">_<text:span text:style-name="T74">search: </text:span><text:span text:style-name="T60">curr?.left</text:span><text:span text:style-name="T74"> <text:s/></text:span><text:span text:style-name="T67">та </text:span><text:span text:style-name="T60">curr?.right</text:span><text:span text:style-name="T68"> не враховані тому що вони завжди мають однаковий результат </text:span><text:span text:style-name="T69">та можуть бути замінені на <text:s/></text:span><text:span text:style-name="T60">curr!!.left</text:span><text:span text:style-name="T68"> <text:s/></text:span><text:span text:style-name="T67">та </text:span><text:span text:style-name="T60">curr!!.right</text:span></text:p>
      <text:p text:style-name="P26"><text:span text:style-name="T60"/></text:p>
      <text:p text:style-name="P27"><text:span text:style-name="T64">a</text:span><text:span text:style-name="T60">?.</text:span><text:span text:style-name="T64">b</text:span><text:span text:style-name="T60"> - </text:span><text:span text:style-name="T70">в мові котлін те саме що</text:span><text:span text:style-name="T64"> if (a == null) null else a.b — </text:span><text:span text:style-name="T72">в таблиці якщо повертается </text:span><text:span text:style-name="T65">null</text:span><text:span text:style-name="T72"> - </text:span><text:span text:style-name="T80"></text:span></text:p>
      <text:p text:style-name="P30"><text:span text:style-name="T83">a </text:span><text:span text:style-name="T82">?: </text:span><text:span text:style-name="T83">b</text:span><text:span text:style-name="T82"> - </text:span><text:span text:style-name="T70">в мові котлін те саме що </text:span><text:span text:style-name="T82">if (a == null) </text:span><text:span text:style-name="T84">b</text:span><text:span text:style-name="T82"> else a - </text:span><text:span text:style-name="T72">в таблиці якщо повертается </text:span><text:span text:style-name="T85">b</text:span><text:span text:style-name="T72"> - </text:span><text:span text:style-name="T81"></text:span></text:p>
      <text:p text:style-name="P29"/>
      <text:list xml:id="list2079710505" text:style-name="L1">
        <text:list-item>
          <text:p text:style-name="P22">покриття операторів</text:p>
        </text:list-item>
        <text:list-item>
          <text:p text:style-name="P22">покриття рішень</text:p>
        </text:list-item>
        <text:list-item>
          <text:p text:style-name="P22">покриття умов</text:p>
        </text:list-item>
        <text:list-item>
          <text:p text:style-name="P22">покриття умов та рішень</text:p>
        </text:list-item>
        <text:list-item>
          <text:p text:style-name="P22">комбінаторн<text:span text:style-name="T21">е</text:span> покриття умов</text:p>
        </text:list-item>
      </text:list>
      <text:p text:style-name="P18">Висновки</text:p>
      <text:p text:style-name="P16">включають оцінку якості виконаної робот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ira Code" svg:font-family="'Fira Code'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1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2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10-09T15:51:01.880884794</dc:date>
    <meta:editing-duration>PT9H26M22S</meta:editing-duration>
    <meta:editing-cycles>432</meta:editing-cycles>
    <meta:generator>LibreOffice/7.3.6.2$Linux_X86_64 LibreOffice_project/30$Build-2</meta:generator>
    <meta:document-statistic meta:table-count="7" meta:image-count="0" meta:object-count="1" meta:page-count="5" meta:paragraph-count="165" meta:word-count="685" meta:character-count="3578" meta:non-whitespace-character-count="3094"/>
  </office:meta>
</office:document-meta>
</file>